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d28" officeooo:paragraph-rsid="0004c45d"/>
    </style:style>
    <style:style style:name="P2" style:family="paragraph" style:parent-style-name="Standard">
      <style:paragraph-properties style:writing-mode="lr-tb"/>
      <style:text-properties officeooo:rsid="0004075c" officeooo:paragraph-rsid="0004075c"/>
    </style:style>
    <style:style style:name="P3" style:family="paragraph" style:parent-style-name="Standard">
      <style:paragraph-properties style:writing-mode="lr-tb"/>
      <style:text-properties officeooo:rsid="0004c45d" officeooo:paragraph-rsid="0004c45d"/>
    </style:style>
    <style:style style:name="P4" style:family="paragraph" style:parent-style-name="Standard">
      <style:paragraph-properties style:writing-mode="lr-tb"/>
      <style:text-properties officeooo:rsid="0004c45d" officeooo:paragraph-rsid="0007e721"/>
    </style:style>
    <style:style style:name="P5" style:family="paragraph" style:parent-style-name="Standard">
      <style:paragraph-properties style:writing-mode="lr-tb"/>
      <style:text-properties officeooo:rsid="0004c45d" officeooo:paragraph-rsid="000ff778"/>
    </style:style>
    <style:style style:name="P6" style:family="paragraph" style:parent-style-name="Standard">
      <style:paragraph-properties style:writing-mode="lr-tb"/>
      <style:text-properties officeooo:rsid="0004c45d" officeooo:paragraph-rsid="001078f6"/>
    </style:style>
    <style:style style:name="P7" style:family="paragraph" style:parent-style-name="Standard">
      <style:paragraph-properties style:writing-mode="lr-tb"/>
      <style:text-properties officeooo:rsid="0004c45d" officeooo:paragraph-rsid="00143703"/>
    </style:style>
    <style:style style:name="P8" style:family="paragraph" style:parent-style-name="Standard">
      <style:paragraph-properties style:writing-mode="lr-tb"/>
      <style:text-properties officeooo:rsid="0006661d" officeooo:paragraph-rsid="000b5e62"/>
    </style:style>
    <style:style style:name="P9" style:family="paragraph" style:parent-style-name="Standard">
      <style:paragraph-properties style:writing-mode="lr-tb"/>
      <style:text-properties officeooo:rsid="0006661d" officeooo:paragraph-rsid="000baf6f"/>
    </style:style>
    <style:style style:name="P10" style:family="paragraph" style:parent-style-name="Standard">
      <style:paragraph-properties style:writing-mode="lr-tb"/>
      <style:text-properties officeooo:rsid="0006661d" officeooo:paragraph-rsid="0006661d"/>
    </style:style>
    <style:style style:name="P11" style:family="paragraph" style:parent-style-name="Standard">
      <style:paragraph-properties style:writing-mode="lr-tb"/>
      <style:text-properties officeooo:rsid="0006661d" officeooo:paragraph-rsid="001fbf9b"/>
    </style:style>
    <style:style style:name="P12" style:family="paragraph" style:parent-style-name="Standard">
      <style:paragraph-properties style:writing-mode="lr-tb"/>
      <style:text-properties officeooo:rsid="0006661d" officeooo:paragraph-rsid="00213802"/>
    </style:style>
    <style:style style:name="P13" style:family="paragraph" style:parent-style-name="Standard">
      <style:paragraph-properties style:writing-mode="lr-tb"/>
      <style:text-properties officeooo:rsid="0006661d" officeooo:paragraph-rsid="0022e917"/>
    </style:style>
    <style:style style:name="P14" style:family="paragraph" style:parent-style-name="Standard">
      <style:paragraph-properties style:writing-mode="lr-tb"/>
      <style:text-properties officeooo:rsid="0006661d" officeooo:paragraph-rsid="00248533"/>
    </style:style>
    <style:style style:name="P15" style:family="paragraph" style:parent-style-name="Standard">
      <style:paragraph-properties style:writing-mode="lr-tb"/>
      <style:text-properties officeooo:rsid="0006661d" officeooo:paragraph-rsid="0028158e"/>
    </style:style>
    <style:style style:name="P16" style:family="paragraph" style:parent-style-name="Standard">
      <style:paragraph-properties style:writing-mode="lr-tb"/>
      <style:text-properties officeooo:rsid="0006661d" officeooo:paragraph-rsid="0028faf6"/>
    </style:style>
    <style:style style:name="P17" style:family="paragraph" style:parent-style-name="Standard">
      <style:paragraph-properties style:writing-mode="lr-tb"/>
      <style:text-properties officeooo:paragraph-rsid="000baf6f"/>
    </style:style>
    <style:style style:name="P18" style:family="paragraph" style:parent-style-name="Standard">
      <style:paragraph-properties style:writing-mode="lr-tb"/>
      <style:text-properties officeooo:paragraph-rsid="00170484"/>
    </style:style>
    <style:style style:name="P19" style:family="paragraph" style:parent-style-name="Standard">
      <style:paragraph-properties style:writing-mode="lr-tb"/>
      <style:text-properties officeooo:paragraph-rsid="001dcbd5"/>
    </style:style>
    <style:style style:name="P20" style:family="paragraph" style:parent-style-name="Standard">
      <style:paragraph-properties style:writing-mode="lr-tb"/>
      <style:text-properties officeooo:rsid="00213802" officeooo:paragraph-rsid="00213802"/>
    </style:style>
    <style:style style:name="P21" style:family="paragraph" style:parent-style-name="Standard">
      <style:paragraph-properties style:writing-mode="lr-tb"/>
      <style:text-properties officeooo:rsid="0006661d" officeooo:paragraph-rsid="000b5e62"/>
    </style:style>
    <style:style style:name="P22" style:family="paragraph" style:parent-style-name="Standard">
      <style:paragraph-properties style:writing-mode="lr-tb"/>
      <style:text-properties officeooo:rsid="0006661d" officeooo:paragraph-rsid="002ab28f"/>
    </style:style>
    <style:style style:name="P23" style:family="paragraph" style:parent-style-name="Standard">
      <style:paragraph-properties style:writing-mode="lr-tb"/>
      <style:text-properties officeooo:rsid="0006661d" officeooo:paragraph-rsid="002ae5d2"/>
    </style:style>
    <style:style style:name="P24" style:family="paragraph" style:parent-style-name="Standard">
      <style:paragraph-properties style:writing-mode="lr-tb"/>
      <style:text-properties officeooo:rsid="0006661d" officeooo:paragraph-rsid="00248533"/>
    </style:style>
    <style:style style:name="P25" style:family="paragraph" style:parent-style-name="Standard">
      <style:paragraph-properties style:writing-mode="lr-tb"/>
      <style:text-properties officeooo:rsid="0006661d" officeooo:paragraph-rsid="002d99eb"/>
    </style:style>
    <style:style style:name="P26" style:family="paragraph" style:parent-style-name="Standard">
      <style:paragraph-properties style:writing-mode="lr-tb"/>
      <style:text-properties officeooo:paragraph-rsid="002ab28f"/>
    </style:style>
    <style:style style:name="P27" style:family="paragraph" style:parent-style-name="Standard">
      <style:paragraph-properties style:writing-mode="lr-tb"/>
      <style:text-properties officeooo:paragraph-rsid="002b50b4"/>
    </style:style>
    <style:style style:name="T1" style:family="text">
      <style:text-properties officeooo:rsid="0004075c"/>
    </style:style>
    <style:style style:name="T2" style:family="text">
      <style:text-properties officeooo:rsid="0005060b"/>
    </style:style>
    <style:style style:name="T3" style:family="text">
      <style:text-properties officeooo:rsid="000596cd"/>
    </style:style>
    <style:style style:name="T4" style:family="text">
      <style:text-properties officeooo:rsid="0006661d"/>
    </style:style>
    <style:style style:name="T5" style:family="text">
      <style:text-properties officeooo:rsid="00074249"/>
    </style:style>
    <style:style style:name="T6" style:family="text">
      <style:text-properties officeooo:rsid="0007e721"/>
    </style:style>
    <style:style style:name="T7" style:family="text">
      <style:text-properties officeooo:rsid="0009a669"/>
    </style:style>
    <style:style style:name="T8" style:family="text">
      <style:text-properties officeooo:rsid="000b5e62"/>
    </style:style>
    <style:style style:name="T9" style:family="text">
      <style:text-properties officeooo:rsid="000baf6f"/>
    </style:style>
    <style:style style:name="T10" style:family="text">
      <style:text-properties officeooo:rsid="000e6e25"/>
    </style:style>
    <style:style style:name="T11" style:family="text">
      <style:text-properties officeooo:rsid="000ff778"/>
    </style:style>
    <style:style style:name="T12" style:family="text">
      <style:text-properties officeooo:rsid="0004c45d"/>
    </style:style>
    <style:style style:name="T13" style:family="text">
      <style:text-properties officeooo:rsid="001078f6"/>
    </style:style>
    <style:style style:name="T14" style:family="text">
      <style:text-properties officeooo:rsid="0012787c"/>
    </style:style>
    <style:style style:name="T15" style:family="text">
      <style:text-properties officeooo:rsid="00143703"/>
    </style:style>
    <style:style style:name="T16" style:family="text">
      <style:text-properties officeooo:rsid="00170484"/>
    </style:style>
    <style:style style:name="T17" style:family="text">
      <style:text-properties officeooo:rsid="0017dcdd"/>
    </style:style>
    <style:style style:name="T18" style:family="text">
      <style:text-properties officeooo:rsid="00195183"/>
    </style:style>
    <style:style style:name="T19" style:family="text">
      <style:text-properties officeooo:rsid="001aafc1"/>
    </style:style>
    <style:style style:name="T20" style:family="text">
      <style:text-properties officeooo:rsid="001c70a9"/>
    </style:style>
    <style:style style:name="T21" style:family="text">
      <style:text-properties officeooo:rsid="001dcbd5"/>
    </style:style>
    <style:style style:name="T22" style:family="text">
      <style:text-properties officeooo:rsid="00213802"/>
    </style:style>
    <style:style style:name="T23" style:family="text">
      <style:text-properties officeooo:rsid="0022e917"/>
    </style:style>
    <style:style style:name="T24" style:family="text">
      <style:text-properties officeooo:rsid="00248533"/>
    </style:style>
    <style:style style:name="T25" style:family="text">
      <style:text-properties officeooo:rsid="0028158e"/>
    </style:style>
    <style:style style:name="T26" style:family="text">
      <style:text-properties officeooo:rsid="0028faf6"/>
    </style:style>
    <style:style style:name="T27" style:family="text">
      <style:text-properties officeooo:rsid="002ab28f"/>
    </style:style>
    <style:style style:name="T28" style:family="text">
      <style:text-properties officeooo:rsid="002ae5d2"/>
    </style:style>
    <style:style style:name="T29" style:family="text">
      <style:text-properties officeooo:rsid="002b50b4"/>
    </style:style>
    <style:style style:name="T30" style:family="text">
      <style:text-properties officeooo:rsid="002bbf22"/>
    </style:style>
    <style:style style:name="T31" style:family="text">
      <style:text-properties officeooo:rsid="002d99eb"/>
    </style:style>
    <style:style style:name="T32" style:family="text">
      <style:text-properties officeooo:rsid="002da8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</text:p>
      <text:p text:style-name="P1"><text:tab/>a)</text:p>
      <text:p text:style-name="P2"><text:tab/>Para um processador sem pipeline, o ciclo de relógio é determinado pela instrução que demora mais tempo para ser executada, contando todos os estágios, ou seja: o tempo será de 300+400+350+500+100 = 1650ps.</text:p>
      <text:p text:style-name="P2"><text:tab/>Para um processador com pipeline, é considerado o maior tempo de um estágio individualmente, ou seja: o tempo será de 500ps.</text:p>
      <text:p text:style-name="P3"><text:tab/>b)</text:p>
      <text:p text:style-name="P3"><text:tab/>Como a instrução lw precisa ser buscada (IF), decodificada e lidos os valores do registradores(ID), calcular o endereço efetivo para pegar os dados(EX), ler os dados da memória(MEM) e escrever no registrador solicitado(WB), deve passar por todos os estágios do processador, ou seja, seu tempo é de: <text:span text:style-name="T1">1650ps </text:span>em um processador sem pipeline e <text:span text:style-name="T1">500ps</text:span>*5estágios = 2500ps em um processador com pipeline.</text:p>
      <text:p text:style-name="P3"><text:tab/><text:span text:style-name="T2">c)</text:span></text:p>
      <text:p text:style-name="P3"><text:tab/><text:span text:style-name="T2">O ideal é dividir o estágio com maior latência individual, no caso MEM, </text:span><text:span text:style-name="T3">com 500ps. Quando dividimos ele em MEM1 e MEM2, cada um ficará com 250ps de latência e o novo maior tempo individual se tornará o do estagio ID, com 400ps. Ou seja, o novo tempo de ciclo de relógio do processador com pipeline é de 400ps.</text:span></text:p>
      <text:p text:style-name="P3"><text:tab/><text:span text:style-name="T4">d)</text:span></text:p>
      <text:p text:style-name="P3"><text:tab/><text:span text:style-name="T5">Levando em consideração que instruções tipo R ou ALU utilizam apenas os registradores e instruções BEQ fazem comparações e desvios, sem mexer na memória, restam apenas as lw e sw, lendo e escrevendo, respectivamente, na memória. Ou seja, temos 15%+10% = 25% das instruções utilizam a memoria de dados.</text:span></text:p>
      <text:p text:style-name="P3"><text:tab/><text:span text:style-name="T4">e)</text:span></text:p>
      <text:p text:style-name="P4"><text:span text:style-name="T5"><text:tab/>Levando em consideração que instruções tipo R ou ALU </text:span><text:span text:style-name="T6">pegam valores de dois registradores, fazem algo e escrevem em outro registrador, instruções beq apenas comparam valores de registradores, lw lê valores da memória e escreve em um registrador e que instruções sw leem de um registrador e escrevem na memoria. Temos ALU e LW escrevendo em registradores, ou seja, 50%+15% = 65% </text:span><text:span text:style-name="T7">das instruções</text:span><text:span text:style-name="T6">.</text:span></text:p>
      <text:p text:style-name="P3"><text:tab/><text:span text:style-name="T4">f) </text:span></text:p>
      <text:p text:style-name="P3"><text:tab/><text:span text:style-name="T11">Inicialmente, é importante analisar quais estágios cada tipo de instrução utiliza </text:span><text:span text:style-name="T13">no registrador multicic</text:span><text:span text:style-name="T14">l</text:span><text:span text:style-name="T13">o</text:span><text:span text:style-name="T11">:</text:span></text:p>
      <text:p text:style-name="P3"><text:tab/><text:span text:style-name="T11">ALU = IF, ID, EX e WB, não acessa memória;</text:span></text:p>
      <text:p text:style-name="P5"><text:tab/><text:span text:style-name="T11">BEQ = IF, ID, EX e executa o desvio, não <text:s/>acessa memória de dados, nem escreve em um registrador;</text:span></text:p>
      <text:p text:style-name="P5"><text:tab/><text:span text:style-name="T11">LW = <text:s/>IF, ID, EX, MEM e WB, instrução mais longa;</text:span></text:p>
      <text:p text:style-name="P6"><text:tab/><text:span text:style-name="T11">SW = IF, ID, EX e MEM, apenas não escreve em um registrador.</text:span></text:p>
      <text:p text:style-name="P6"><text:span text:style-name="T11"><text:tab/></text:span><text:span text:style-name="T13">Contabilizando, temos: ALU = 4 ciclos, Beq = 3 ciclos, Lw = 5 ciclos e Sw = 4 ciclos.</text:span></text:p>
      <text:p text:style-name="P7"><text:tab/><text:span text:style-name="T15">O tempo de ciclo de relógio de um processador multiciclo é igual ao do processador com pipeline, ou seja, 500ps. Já o tempo do processador monociclo é de <text:s/></text:span><text:span text:style-name="T1">1650ps.</text:span></text:p>
      <text:p text:style-name="P7"><text:tab/><text:span text:style-name="T15">Tendo em mente a proporção da tabela. Um processador monociclo levaria, tendo 100 instruções, um tempo de <text:s/></text:span><text:span text:style-name="T1">1650ps</text:span><text:span text:style-name="T15">*100instruções = 16500</text:span><text:span text:style-name="T16">0</text:span><text:span text:style-name="T15">ps, </text:span><text:span text:style-name="T16">insto pois, para um processador monociclo é indiferente o tipo da instrução que está sendo executada.</text:span></text:p>
      <text:p text:style-name="P18"><text:span text:style-name="T12"><text:tab/></text:span><text:span text:style-name="T16">No processador com pipeline de 500ps de frequência de relógio, sem </text:span>stalls ou hazards, <text:span text:style-name="T16">temos 5 ciclos para a primeira instrução e 1 ciclo para cada uma das próximas, ou seja, temos 5*500ps + 500ps*1*99instruções = </text:span><text:span text:style-name="T17">52000ps.</text:span></text:p>
      <text:p text:style-name="P18"><text:tab/><text:span text:style-name="T18">No processador multiciclo sem pipeline, somamos os custos individuais de cada tipo de instrução, ou seja, temos 50ALU*4ciclos*500ps + 25BEQ*3ciclos*500ps + 15LW*5ciclos*500ps+10SW*4ciclos*500ps = 500ps*(50*4+25*3+15*5+10*4) = 500ps*390 = 195000ps</text:span></text:p>
      <text:p text:style-name="P18"><text:tab/><text:span text:style-name="T18">Assim, podemos chegar a conclusão de que o processador mais rápido é o com pipeline, seguido do monociclo e então o multiciclo sem pipeline. Isto se da pelo alto tempo do ciclo do </text:span><text:soft-page-break/><text:span text:style-name="T18">relógio do processador multiciclo, ocasionado pela diferença entre os tempos dos estágios de execução.</text:span></text:p>
      <text:p text:style-name="P10">2-</text:p>
      <text:p text:style-name="P10"><text:tab/>a)</text:p>
      <text:p text:style-name="P19"><text:span text:style-name="T4"><text:tab/></text:span><text:span text:style-name="T19">Existe uma dependência de dados neste programa pois, ao analisar que escrevemos um valor da memoria no registrador $5, dependemos da instrução sw chegar ao seu fim antes de podermos escrever o valor de $5 na memória, novamente, bem como somar $5 com $5, dependemos que o valor deste registrador esteja atualizado </text:span><text:span text:style-name="T20">para ser posto na ALU</text:span><text:span text:style-name="T19">. </text:span><text:span text:style-name="T21">Então temos duas instruções </text:span>RAW<text:span text:style-name="T21">(</text:span>Read After Write<text:span text:style-name="T21">).</text:span></text:p>
      <text:p text:style-name="P8"><text:tab/><text:span text:style-name="T8">b</text:span>)</text:p>
      <text:p text:style-name="P26"><text:span text:style-name="T27"><text:tab/>Temos um </text:span>hazard <text:span text:style-name="T27">de dados quando precisamos do valor de $5 na instrução sw e add, mas ainda não foi escrito em lw, solucionamos isto adicionando duas instruções NOP apenas antes de sw, pois após isto, o calor de $5 não muda.</text:span></text:p>
      <text:p text:style-name="P8"><text:tab/>lw $5, -16($5)</text:p>
      <text:p text:style-name="P8"><text:tab/><text:span text:style-name="T9">NOP</text:span></text:p>
      <text:p text:style-name="P9"><text:tab/><text:span text:style-name="T9">NOP</text:span></text:p>
      <text:p text:style-name="P9"><text:tab/>sw $5, -16($5)</text:p>
      <text:p text:style-name="P17"><text:span text:style-name="T4"><text:tab/></text:span>add $5, $5, $5</text:p>
      <text:p text:style-name="P8"><text:tab/><text:span text:style-name="T8">c</text:span>)</text:p>
      <text:p text:style-name="P27"><text:span text:style-name="T27"><text:tab/>Temos um </text:span>hazard <text:span text:style-name="T27">de dados quando precisamos do valor de $5 na instrução sw e add, mas ainda não foi escrito em lw, solucionamos isto </text:span><text:span text:style-name="T28">utilizamos a técnica do forwarding </text:span><text:span text:style-name="T29">ALU</text:span><text:span text:style-name="T28">–ALU, ou seja, adicionamos o valor, logo que saído da </text:span><text:span text:style-name="T29">execução</text:span><text:span text:style-name="T28"> na instrução lw</text:span><text:span text:style-name="T29">(valor de </text:span><text:span text:style-name="T4">-16($5)</text:span><text:span text:style-name="T29">)</text:span><text:span text:style-name="T28">, para sobrescrever o valor de $5 na instrução sw e em </text:span><text:span text:style-name="T29">seguida fazemos o </text:span><text:span text:style-name="T4">forwarding </text:span><text:span text:style-name="T29">MEM-ALU para inserir o valor que será salvo em $5 </text:span><text:span text:style-name="T30">da instrução lw</text:span><text:span text:style-name="T29"> </text:span><text:span text:style-name="T30">para </text:span><text:span text:style-name="T29">a instrução add.</text:span></text:p>
      <text:p text:style-name="P22"><text:tab/>lw $5, -16($5)</text:p>
      <text:p text:style-name="P22"><text:tab/>forwarding</text:p>
      <text:p text:style-name="P22"><text:tab/>sw $5, -16($5)</text:p>
      <text:p text:style-name="P23"><text:tab/>forwarding</text:p>
      <text:p text:style-name="P26"><text:tab/>add $5, $5, $5</text:p>
      <text:p text:style-name="P11"><text:span text:style-name="T8"><text:tab/>d</text:span>)</text:p>
      <text:p text:style-name="P12"><text:span text:style-name="T10"><text:tab/></text:span><text:span text:style-name="T22">Tendo um processador sem <text:s/>forwarding, temos o tempo do ciclo de relógio = 200, a primeira instrução demanda 5 estágios para finalizar e as seguintes 1, incluindo as instruções NOP. Ou seja, precisamos de 5*200+4*200 = 1800ps.</text:span></text:p>
      <text:p text:style-name="P20"><text:tab/>Tendo um processador com <text:s/>forwarding completo, temos o tempo do ciclo de relógio = 250, a primeira instrução demanda 5 estágios para finalizar e as seguintes 1, a vantajem é que não precisamos de operações NOP neste caso. Ou seja, precisamos de 5*250+2*250 = 1750ps.</text:p>
      <text:p text:style-name="P20"><text:tab/><text:span text:style-name="T31">Temos um ganho muito baixo pelo numero reduzido de instruções, mas quanto mais instruções, maior será a diferença.</text:span></text:p>
      <text:p text:style-name="P11"><text:tab/><text:span text:style-name="T8">e</text:span>) </text:p>
      <text:p text:style-name="P16"><text:span text:style-name="T10"><text:tab/>Ao </text:span><text:span text:style-name="T23">adicionar o <text:s/></text:span><text:span text:style-name="T22">forwarding </text:span><text:span text:style-name="T23">ALU-ALU, apenas, reduzimos uma instrução NOP, </text:span><text:span text:style-name="T26">quando comparado ao processador sem </text:span><text:span text:style-name="T22">forwarding</text:span><text:span text:style-name="T23">.</text:span></text:p>
      <text:p text:style-name="P13"><text:tab/><text:span text:style-name="T24">O código ficaria:</text:span></text:p>
      <text:p text:style-name="P14"><text:tab/>lw $5, -16($5)</text:p>
      <text:p text:style-name="P14"><text:tab/>sw $5, -16($5)</text:p>
      <text:p text:style-name="P25"><text:span text:style-name="T9"><text:tab/>NOP</text:span></text:p>
      <text:p text:style-name="P14"><text:tab/>add $5, $5, $5</text:p>
      <text:p text:style-name="P11"><text:tab/><text:span text:style-name="T8">f</text:span>) </text:p>
      <text:p text:style-name="P15"><text:span text:style-name="T10"><text:tab/></text:span><text:span text:style-name="T25">Com </text:span><text:span text:style-name="T22">forwarding </text:span><text:span text:style-name="T23">ALU-ALU temos 220ps por ciclo de relógio,</text:span><text:span text:style-name="T25"> </text:span><text:span text:style-name="T23">desta forma ficamos com 5</text:span><text:span text:style-name="T22"> estágios para finalizar </text:span><text:span text:style-name="T23">a primeira instrução</text:span><text:span text:style-name="T22"> e as seguintes 1, incluindo as instruções NOP. Ou seja, precisamos de 5*200+</text:span><text:span text:style-name="T23">3</text:span><text:span text:style-name="T22">*200 = 1</text:span><text:span text:style-name="T23">6</text:span><text:span text:style-name="T22">00ps. </text:span><text:span text:style-name="T32">O tempo mais rápido nesta comparação entre os processado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03:40.582363195</meta:creation-date>
    <meta:generator>LibreOffice/24.2.5.2$Linux_X86_64 LibreOffice_project/d6e8b0f3fc6e8af2b00cf4969fd0d2fa45b9a62e</meta:generator>
    <dc:date>2024-08-03T14:32:08.227606734</dc:date>
    <meta:editing-duration>PT12H8M18S</meta:editing-duration>
    <meta:editing-cycles>35</meta:editing-cycles>
    <meta:document-statistic meta:table-count="0" meta:image-count="0" meta:object-count="0" meta:page-count="2" meta:paragraph-count="54" meta:word-count="948" meta:character-count="5626" meta:non-whitespace-character-count="4671"/>
  </office:meta>
</office:document-meta>
</file>